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ockitoFramework.removeListener( Mockito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ockitoFramework.clearInlineMock( Object mo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ockitoFramework.getInlineMockMak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ockitoFramework.addListener( Mockito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ockitoFramework.getPlug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toFramework.clearInlineMoc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ockitoFramework.getInvoca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